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officeooo:rsid="001af3ce" officeooo:paragraph-rsid="001af3ce"/>
    </style:style>
    <style:style style:name="P2" style:family="paragraph" style:parent-style-name="Standard">
      <style:text-properties officeooo:rsid="001af3ce" officeooo:paragraph-rsid="001f2f64"/>
    </style:style>
    <style:style style:name="P3" style:family="paragraph" style:parent-style-name="Standard">
      <style:text-properties officeooo:rsid="0020b4ce" officeooo:paragraph-rsid="0020b4ce"/>
    </style:style>
    <style:style style:name="P4" style:family="paragraph" style:parent-style-name="Standard">
      <style:text-properties officeooo:rsid="0020b4ce" officeooo:paragraph-rsid="00255d5b"/>
    </style:style>
    <style:style style:name="P5" style:family="paragraph" style:parent-style-name="Standard">
      <style:text-properties officeooo:rsid="0022acb6" officeooo:paragraph-rsid="0022acb6"/>
    </style:style>
    <style:style style:name="P6" style:family="paragraph" style:parent-style-name="Standard">
      <style:text-properties officeooo:rsid="00233c98" officeooo:paragraph-rsid="00233c98"/>
    </style:style>
    <style:style style:name="P7" style:family="paragraph" style:parent-style-name="Standard">
      <style:text-properties officeooo:rsid="001f2f64" officeooo:paragraph-rsid="001f2f64"/>
    </style:style>
    <style:style style:name="P8" style:family="paragraph" style:parent-style-name="Standard">
      <style:text-properties officeooo:rsid="00255d5b" officeooo:paragraph-rsid="00255d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0049" style:font-weight-asian="bold" style:font-weight-complex="bold"/>
    </style:style>
    <style:style style:name="T3" style:family="text">
      <style:text-properties fo:font-size="14pt" fo:font-weight="bold" officeooo:rsid="001af3ce" style:font-size-asian="14pt" style:font-weight-asian="bold" style:font-size-complex="14pt" style:font-weight-complex="bold"/>
    </style:style>
    <style:style style:name="T4" style:family="text">
      <style:text-properties officeooo:rsid="001c4db7"/>
    </style:style>
    <style:style style:name="T5" style:family="text">
      <style:text-properties officeooo:rsid="001da4a0"/>
    </style:style>
    <style:style style:name="T6" style:family="text">
      <style:text-properties officeooo:rsid="001f2f64"/>
    </style:style>
    <style:style style:name="T7" style:family="text">
      <style:text-properties officeooo:rsid="0022acb6"/>
    </style:style>
    <style:style style:name="T8" style:family="text">
      <style:text-properties officeooo:rsid="00250049"/>
    </style:style>
    <style:style style:name="T9" style:family="text">
      <style:text-properties officeooo:rsid="00255d5b"/>
    </style:style>
    <style:style style:name="T10" style:family="text">
      <style:text-properties officeooo:rsid="002735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2">S</text:span><text:span text:style-name="T3">zerződés</text:span></text:p>
      <text:p text:style-name="Standard"/>
      <text:p text:style-name="P1">amely létr<text:span text:style-name="T8">e</text:span>jött</text:p>
      <text:p text:style-name="P1"/>
      <text:p text:style-name="P1">egyrészről <text:s/><text:span text:style-name="T8">a </text:span><text:span text:style-name="T2">„Tabi COOP” Kereskedelmi Zártkörű Részvénytársaság </text:span></text:p>
      <text:p text:style-name="P1">adószáma: <text:span text:style-name="T8">13989011</text:span></text:p>
      <text:p text:style-name="P1">címe:: <text:span text:style-name="T8">8660 Tab, Kossuth Lajos utca 100.</text:span></text:p>
      <text:p text:style-name="P1">cégjegyzékszáma: </text:p>
      <text:p text:style-name="P1">a továbbiakban mint <text:span text:style-name="T1">Megrendelő</text:span></text:p>
      <text:p text:style-name="P1"/>
      <text:p text:style-name="P1">másrészről a <text:span text:style-name="T1">P2-B.RS.S Számítástechnikai Kft</text:span></text:p>
      <text:p text:style-name="P1">adószáma: <text:span text:style-name="T6">26695912-2-43</text:span></text:p>
      <text:p text:style-name="P1">címe: <text:span text:style-name="T6">1121 Budapest, Adorján út 10/a</text:span></text:p>
      <text:p text:style-name="P1">cégjegyzé<text:span text:style-name="T5">k</text:span>száma: <text:span text:style-name="T6">01-09-339742</text:span></text:p>
      <text:p text:style-name="P1">a továbbiakban mint <text:span text:style-name="T1">Vállalkozó</text:span></text:p>
      <text:p text:style-name="P1"/>
      <text:p text:style-name="P1">között alulírott napon és helyen az alábbiak szerint.</text:p>
      <text:p text:style-name="P1"/>
      <text:p text:style-name="P1">1. Ezen szerződés tárgy<text:span text:style-name="T4">a:</text:span></text:p>
      <text:p text:style-name="P3">1.1 <text:span text:style-name="T8">Vállalkozó által Megrendelőnél telepített Komplex Ügyviteli Programrendszer</text:span></text:p>
      <text:p text:style-name="P1">- <text:span text:style-name="T6">karbantartás</text:span><text:span text:style-name="T8">a</text:span><text:span text:style-name="T6">,</text:span></text:p>
      <text:p text:style-name="P1">- <text:span text:style-name="T6">frissítés</text:span><text:span text:style-name="T8">e</text:span><text:span text:style-name="T6">,</text:span></text:p>
      <text:p text:style-name="P1">- <text:span text:style-name="T6">javítás</text:span><text:span text:style-name="T8">a</text:span><text:span text:style-name="T6">,</text:span></text:p>
      <text:p text:style-name="P2">- <text:span text:style-name="T6">szaktanácsadás (telefonos, online, helyszíni),</text:span></text:p>
      <text:p text:style-name="P7"/>
      <text:p text:style-name="P3">1.2 Jelen szerződés nem terjed ki:</text:p>
      <text:p text:style-name="P3">- gondatlan kezelésből, helytelen üzemeltetésből, elemi kárból, illetéktelen személy beavatkozásából történő hiba, kár esetére</text:p>
      <text:p text:style-name="P4">- <text:span text:style-name="T8">a hardver eszközök meghibásodásából </text:span><text:span text:style-name="T9">eredő hibaelhárításra illetve</text:span></text:p>
      <text:p text:style-name="P4"><text:span text:style-name="T9">- a rendszer szoftver karbantartására. <text:s/></text:span><text:s/></text:p>
      <text:p text:style-name="P3"/>
      <text:p text:style-name="P3">2. A szerződés hatály<text:span text:style-name="T10">a</text:span> és a szolgáltatás díjazása:</text:p>
      <text:p text:style-name="P3">2.1 A szerződő felek jelen szerződést a szerződés keltétől határozott időre – <text:span text:style-name="T9">a 2021. évi mérlegbeszámoló leadásáig, de legkésőbb 2022. május 31-ig</text:span> kötik.</text:p>
      <text:p text:style-name="P3"/>
      <text:p text:style-name="P3">2.2 Az <text:span text:style-name="T9">átalány</text:span>díj mértéke xxxx Ft + áfa</text:p>
      <text:p text:style-name="P8">azaz …...</text:p>
      <text:p text:style-name="P3"/>
      <text:p text:style-name="P3">2.3 A díj <text:span text:style-name="T7">fizetése Megrendelő részéről </text:span>esedékes a <text:span text:style-name="T9">2022. </text:span>év első munkanapján a Vállalkozó által kiállított számla alapján.</text:p>
      <text:p text:style-name="P3"><text:s text:c="2"/></text:p>
      <text:p text:style-name="P3"/>
      <text:p text:style-name="P5">3. Általános rendelkezése<text:span text:style-name="T9">k</text:span></text:p>
      <text:p text:style-name="P5">3.1 Jelen szerződésre Magyarország joga az irányadó.</text:p>
      <text:p text:style-name="P5"/>
      <text:p text:style-name="P5">3.2 Amennyiben szerződő felek nem tudnak megállapodni a vitás kérdésekben, a jelen szerződésből eredő jogviták eldöntésére kikötik a Pesti Központi Kerületi Bíróság illetve a Fővárosi Bíróság kizárólagos illetékességét.</text:p>
      <text:p text:style-name="P5"/>
      <text:p text:style-name="P5"><text:soft-page-break/>3.3 A jelen szerződésben nem szabályozott kérdésekben a magyar Polgári Törvénykönyv illetve más irányadó jogszabályok rendelkezéseit kell alkalmazni.</text:p>
      <text:p text:style-name="P5"/>
      <text:p text:style-name="P6">Jelen szerződést a felek, mint ügyleti akaratukkal mindenben megegyezőt cégszerű aláírásukkal magukra nézve kötelezőnek ismerik el.</text:p>
      <text:p text:style-name="P6"/>
      <text:p text:style-name="P6"><text:span text:style-name="T9">Tab</text:span>, 202<text:span text:style-name="T9">1</text:span>. <text:span text:style-name="T9">szeptember 08.</text:span> 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………………………………………………<text:tab/><text:tab/>…………………………………………….</text:p>
      <text:p text:style-name="P6"><text:tab/><text:tab/>Megrendelő<text:tab/><text:tab/><text:tab/><text:tab/><text:tab/><text:tab/><text:tab/>Vállalkozó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3T05:17:49.570293207</meta:creation-date>
    <dc:date>2021-09-08T13:05:19.035473957</dc:date>
    <meta:editing-duration>PT19M29S</meta:editing-duration>
    <meta:editing-cycles>5</meta:editing-cycles>
    <meta:generator>LibreOffice/7.2.0.4$Linux_X86_64 LibreOffice_project/20$Build-4</meta:generator>
    <meta:document-statistic meta:table-count="0" meta:image-count="0" meta:object-count="0" meta:page-count="2" meta:paragraph-count="37" meta:word-count="245" meta:character-count="1921" meta:non-whitespace-character-count="1686"/>
  </office:meta>
</office:document-meta>
</file>